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 table:number-columns-repeated="2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table:style-name="Default"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Default"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table:style-name="Default"/>
          <table:table-cell table:number-columns-repeated="7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0">00.00.0000</text:date>, <text:time style:data-style-name="N2" text:time-value="09:35:42.91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20T09:56:21.780000000</dc:date>
    <meta:editing-duration>P7DT13H53M42S</meta:editing-duration>
    <meta:editing-cycles>3298</meta:editing-cycles>
    <meta:document-statistic meta:table-count="6" meta:cell-count="9096" meta:object-count="0"/>
    <meta:user-defined meta:name="qrichtext">1</meta:user-defined>
  </office:meta>
</office:document-meta>
</file>